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2.2cm" svg:x="7cm" svg:y="2cm">
          <text:p text:style-name="P1">Main progr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8cm" svg:height="2.1cm" svg:x="3.7cm" svg:y="7.3cm">
          <text:p text:style-name="P1">wri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cm" svg:height="2.3cm" svg:x="12.2cm" svg:y="7.3cm">
          <text:p text:style-name="P1">search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1cm" svg:y1="4.5cm" svg:x2="6.7cm" svg:y2="7cm">
          <text:p/>
        </draw:line>
        <draw:line draw:style-name="gr2" draw:text-style-name="P1" draw:layer="layout" svg:x1="10.8cm" svg:y1="4.5cm" svg:x2="14.8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0S</meta:editing-duration>
    <meta:editing-cycles>3</meta:editing-cycles>
    <meta:generator>LibreOffice/4.2.6.2$Windows_x86 LibreOffice_project/185f2ce4dcc34af9bd97dec29e6d42c39557298f</meta:generator>
    <dc:date>2019-11-23T12:09:23.875000000</dc:date>
    <meta:document-statistic meta:object-count="5"/>
  </office:meta>
</office:document-meta>
</file>